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3.635cm" svg:height="0.963cm" svg:x="4.06cm" svg:y="0.346cm">
          <draw:text-box>
            <text:p text:style-name="P1">Superclass</text:p>
          </draw:text-box>
        </draw:frame>
        <draw:frame draw:style-name="gr1" draw:layer="layout" svg:width="10.7cm" svg:height="0.963cm" svg:x="0.493cm" svg:y="2.359cm">
          <draw:text-box>
            <text:p text:style-name="P1">Subclass <text:s text:c="6"/>Subclass <text:s text:c="6"/>Subclass</text:p>
          </draw:text-box>
        </draw:frame>
        <draw:line draw:style-name="gr2" draw:text-style-name="P2" draw:layer="layout" svg:x1="1.931cm" svg:y1="1.842cm" svg:x2="9.581cm" svg:y2="1.842cm">
          <text:p text:style-name="P1"/>
        </draw:line>
        <draw:line draw:style-name="gr2" draw:text-style-name="P2" draw:layer="layout" svg:x1="1.9cm" svg:y1="1.79cm" svg:x2="1.901cm" svg:y2="2.505cm">
          <text:p text:style-name="P1"/>
        </draw:line>
        <draw:line draw:style-name="gr2" draw:text-style-name="P2" draw:layer="layout" svg:x1="9.63cm" svg:y1="1.79cm" svg:x2="9.63cm" svg:y2="2.51cm">
          <text:p text:style-name="P1"/>
        </draw:line>
        <draw:line draw:style-name="gr2" draw:text-style-name="P2" draw:layer="layout" svg:x1="5.741cm" svg:y1="1.27cm" svg:x2="5.741cm" svg:y2="2.566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3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2-05T05:22:23</meta:creation-date>
    <dc:creator>Jon Wolfers</dc:creator>
    <dc:date>2009-02-08T06:59:48</dc:date>
    <dc:language>en-US</dc:language>
    <meta:editing-cycles>3</meta:editing-cycles>
    <meta:editing-duration>PT11M32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